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</style:style>
    <style:style style:name="P2" style:family="paragraph" style:parent-style-name="Standard" style:master-page-name="">
      <style:paragraph-properties fo:line-height="0.049cm" style:page-number="auto" fo:break-before="page"/>
      <style:text-properties officeooo:paragraph-rsid="003ae7f6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urrier">
        <text:p text:style-name="P2"><text:span text:style-name="T1"><office:annotation><dc:creator>sge</dc:creator><dc:date>2017-01-31T14:05:31</dc:date><text:p text:style-name="P3"><text:span text:style-name="T2">do section- for mailed_data in mailing_list</text:span></text:p><text:p text:style-name="P3"><text:span text:style-name="T2">with new_c=</text:span><text:span text:style-name="T3">view.mailed_context(mailed_data)</text:span></text:p></office:annotation></text:span><office:annotation><dc:creator>sge</dc:creator><dc:date>2017-01-31T15:03:23</dc:date><text:p text:style-name="P3"><text:span text:style-name="T2">do text</text:span></text:p><text:p text:style-name="P3"><text:span text:style-name="T2">from pod(content=mailed_doc.data,context=new_c,format='odt', pageBreakAfter=True, forceOoCall=False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6.0.7.3$Linux_X86_64 LibreOffice_project/00m0$Build-3</meta:generator>
    <dc:date>2020-03-09T11:25:20.934871829</dc:date>
    <meta:editing-duration>PT5H29M27S</meta:editing-duration>
    <meta:editing-cycles>55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